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21fb" officeooo:paragraph-rsid="000a21f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a21fb" officeooo:paragraph-rsid="000a21fb" style:font-size-asian="15.75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2.25pt" style:font-size-complex="1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va Component Architeture</text:p>
      <text:p text:style-name="P1"/>
      <text:p text:style-name="P1"><draw:line text:anchor-type="paragraph" draw:z-index="16" draw:style-name="gr1" draw:text-style-name="P3" svg:x1="3.274cm" svg:y1="0.748cm" svg:x2="7.481cm" svg:y2="0.774cm"><text:p text:style-name="P3">Local method</text:p></draw:line><draw:line text:anchor-type="paragraph" draw:z-index="15" draw:style-name="gr1" draw:text-style-name="P3" svg:x1="11.476cm" svg:y1="5.299cm" svg:x2="13.619cm" svg:y2="1.436cm"><text:p text:style-name="P3">AMPQ</text:p></draw:line><draw:line text:anchor-type="paragraph" draw:z-index="14" draw:style-name="gr1" draw:text-style-name="P3" svg:x1="11.476cm" svg:y1="5.696cm" svg:x2="13.646cm" svg:y2="4.426cm"><text:p text:style-name="P3">APMQ</text:p></draw:line><draw:line text:anchor-type="paragraph" draw:z-index="13" draw:style-name="gr1" draw:text-style-name="P3" svg:x1="11.476cm" svg:y1="5.96cm" svg:x2="13.619cm" svg:y2="7.071cm"><text:p text:style-name="P3">APMQ</text:p></draw:line><draw:line text:anchor-type="paragraph" draw:z-index="12" draw:style-name="gr1" draw:text-style-name="P3" svg:x1="9.333cm" svg:y1="6.807cm" svg:x2="9.333cm" svg:y2="9.876cm"><text:p text:style-name="P3">http</text:p></draw:line><draw:line text:anchor-type="paragraph" draw:z-index="11" draw:style-name="gr1" draw:text-style-name="P3" svg:x1="9.148cm" svg:y1="1.886cm" svg:x2="9.174cm" svg:y2="5.008cm"><text:p text:style-name="P3">Local method</text:p></draw:line><draw:line text:anchor-type="paragraph" draw:z-index="10" draw:style-name="gr1" draw:text-style-name="P3" svg:x1="4.279cm" svg:y1="5.907cm" svg:x2="7.322cm" svg:y2="5.881cm"><text:p text:style-name="P3">Local method</text:p></draw:line><draw:ellipse text:anchor-type="paragraph" draw:z-index="9" draw:style-name="gr1" draw:text-style-name="P3" svg:width="4.128cm" svg:height="1.482cm" svg:x="-0.854cm" svg:y="0.007cm"><text:p text:style-name="P3">Nova-manage</text:p></draw:ellipse><draw:rect text:anchor-type="paragraph" draw:z-index="8" draw:style-name="gr1" draw:text-style-name="P3" svg:width="3.188cm" svg:height="1.456cm" svg:x="1.092cm" svg:y="2.838cm"><text:p text:style-name="P3">Openstack API</text:p></draw:rect><draw:rect text:anchor-type="paragraph" draw:z-index="7" draw:style-name="gr1" draw:text-style-name="P3" svg:width="3.758cm" svg:height="1.932cm" svg:x="13.645cm" svg:y="3.076cm"><text:p text:style-name="P3">Network Controller</text:p></draw:rect><draw:rect text:anchor-type="paragraph" draw:z-index="6" draw:style-name="gr1" draw:text-style-name="P3" svg:width="3.89cm" svg:height="1.509cm" svg:x="13.751cm" svg:y="9.797cm"><text:p text:style-name="P3">Compute Controller</text:p></draw:rect><draw:rect text:anchor-type="paragraph" draw:z-index="5" draw:style-name="gr1" draw:text-style-name="P3" svg:width="3.917cm" svg:height="1.906cm" svg:x="13.619cm" svg:y="6.304cm"><text:p text:style-name="P3">Scheduler</text:p></draw:rect><draw:rect text:anchor-type="paragraph" draw:z-index="4" draw:style-name="gr1" draw:text-style-name="P3" svg:width="3.731cm" svg:height="1.773cm" svg:x="13.619cm" svg:y="0.192cm"><text:p text:style-name="P3">Volume Controller</text:p></draw:rect><draw:rect text:anchor-type="paragraph" draw:z-index="3" draw:style-name="gr1" draw:text-style-name="P3" svg:width="4.181cm" svg:height="1.641cm" svg:x="7.322cm" svg:y="9.876cm"><text:p text:style-name="P3">Object Store</text:p></draw:rect><draw:rect text:anchor-type="paragraph" draw:z-index="2" draw:style-name="gr1" draw:text-style-name="P3" svg:width="4.155cm" svg:height="1.8cm" svg:x="7.322cm" svg:y="5.008cm"><text:p text:style-name="P3">Cloud Controller</text:p></draw:rect><draw:rect text:anchor-type="paragraph" draw:z-index="1" draw:style-name="gr1" draw:text-style-name="P3" svg:width="3.837cm" svg:height="1.562cm" svg:x="7.481cm" svg:y="0.325cm"><text:p text:style-name="P3">Auth Manager</text:p></draw:rect></text:p>
      <text:p text:style-name="P1"/>
      <text:p text:style-name="P1"><draw:rect text:anchor-type="paragraph" draw:z-index="0" draw:style-name="gr1" draw:text-style-name="P3" svg:width="3.188cm" svg:height="6.986cm" svg:x="1.092cm" svg:y="0.663cm"><text:p text:style-name="P3">API Server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MPQ – <text:span text:style-name="T1">Advanced Message queue protoc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1:27:15.836588032</meta:creation-date>
    <meta:generator>LibreOffice/4.2.8.2$Linux_X86_64 LibreOffice_project/420m0$Build-2</meta:generator>
    <meta:document-statistic meta:table-count="0" meta:image-count="0" meta:object-count="0" meta:page-count="1" meta:paragraph-count="2" meta:word-count="8" meta:character-count="64" meta:non-whitespace-character-count="57"/>
  </office:meta>
</office:document-meta>
</file>